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OPIUM : besoins DIAS, le 03 / 04</text:p>
          </table:table-cell>
        </table:table-row>
      </table:table>
      <text:p text:style-name="P1"/>
      <text:p text:style-name="P2"><text:span text:style-name="T1">Présents</text:span> </text:p>
      <text:p text:style-name="P4">Raphaële Héno </text:p>
      <text:p text:style-name="P2">Emmanuel Bardière</text:p>
      <text:p text:style-name="P2">Marc Pierrot-Deseilligny</text:p>
      <text:p text:style-name="P2">Hippolyte Mouthier</text:p>
      <text:p text:style-name="P2">Philémon Renaud</text:p>
      <text:p text:style-name="P2">Clément Drouadaine</text:p>
      <text:p text:style-name="P2">Mohammed Amjad Lasri</text:p>
      <text:p text:style-name="P2">Régis Cuissard</text:p>
      <text:p text:style-name="P2"/>
      <text:p text:style-name="P3">SUJETS ABORDES :</text:p>
      <text:p text:style-name="P3"/>
      <text:p text:style-name="P3">Objectifs du projet :</text:p>
      <text:p text:style-name="P2"><text:span text:style-name="T2">- Il faut </text:span>montrer tout le potentiel de MicMac, qui à l'avantage d'être un outil libre, et faire</text:p>
      <text:p text:style-name="P2">ainsi concurrence à PhotoScan qui ne l'est pas.</text:p>
      <text:p text:style-name="P2">- Il y a un besoin d'utilisation sur l'interface (par exemple durant l'école d'été).</text:p>
      <text:p text:style-name="P2"/>
      <text:p text:style-name="P3">Discussion avec Raphaële Héno :</text:p>
      <text:p text:style-name="P2">- Pour l'interface, il existe nouveau mode qu'on ne connaît pas mais qui est plus automatisé.</text:p>
      <text:p text:style-name="P2">- Par rapport à aux travaux de l'année dernière, il faudrait repartir à zéro.</text:p>
      <text:p text:style-name="P2">- Jusqu’à la mise en place des images, le traitement n'a pas changé dans MicMac</text:p>
      <text:p text:style-name="P2">- Apres  la mise en place, il existe deux options : </text:p>
      <text:p text:style-name="P2"><text:tab/><text:tab/>- modélisation 3d ;</text:p>
      <text:p text:style-name="P2"><text:tab/><text:tab/>- carte de profondeur (ortho).</text:p>
      <text:p text:style-name="P2">L'utilisation en modélisation 3D est à régler en priorité.</text:p>
      <text:p text:style-name="P2">- La priorité est de créer l'interface web<text:tab/></text:p>
      <text:p text:style-name="P2">- <text:span text:style-name="T2">Raphaële Héno</text:span> nous enverra le doc avec l'arbre des fonctionnalités</text:p>
      <text:p text:style-name="P2">- Il y aura une commande pour la gestion des erreurs</text:p>
      <text:p text:style-name="P2"/>
      <text:p text:style-name="P3">Discussion avec Marc Pierrot-Deseilligny :</text:p>
      <text:p text:style-name="P2">- La priorité est de faire fonctionner un interface en local, il y a des difficultés pour le mode serveur (besoin de ressources disponibles pour que le travail soit repris par le DIAS).</text:p>
      <text:p text:style-name="P2">- Interrogation sur les disponibilités d'Antoine.</text:p>
      <text:p text:style-name="P2">- TP mercredi 08/04 matin pour Ortho 9h C310.</text:p>
      <text:p text:style-name="P2">- La question de l'interface doit être réglée mercredi 08/04 <text:s/>au soir.</text:p>
      <text:p text:style-name="P2">- On pourrait générer du xml pour les indicateurs de résultat pendant le traitement, facilement parsable depuis l'interface web, mais manque de spécifications pour l'instant.</text:p>
      <text:p text:style-name="P2">- Le Product Owner est Antoine</text:p>
      <text:p text:style-name="P2"><text:tab/></text:p>
      <text:p text:style-name="P3">Discussion avec Emmanuel Bardière :</text:p>
      <text:p text:style-name="P2">- Pour faire du Webgl, on peut utiliser un framework NodeJS babylon, pour visualiser nuage de points en cours de route.</text:p>
      <text:p text:style-name="P2">- Il faudra aller voir Vincent De Oliveira pour confirmer les solutions techniq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03T17:12:43.563797787</meta:creation-date>
    <meta:generator>OpenOffice/4.1.1$Win32 OpenOffice.org_project/411m6$Build-9775</meta:generator>
    <dc:date>2015-04-08T16:42:36.06</dc:date>
    <meta:editing-duration>PT1H38M3S</meta:editing-duration>
    <meta:editing-cycles>75</meta:editing-cycles>
    <dc:creator>Philémon Renaud</dc:creator>
    <meta:document-statistic meta:table-count="1" meta:image-count="0" meta:object-count="0" meta:page-count="1" meta:paragraph-count="37" meta:word-count="317" meta:character-count="1883"/>
  </office:meta>
</office:document-meta>
</file>